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 fo:text-align="center" style:justify-single-word="fals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2" style:family="paragraph" style:parent-style-name="Standard">
      <style:paragraph-properties style:line-height-at-least="0.423cm" fo:text-align="justify" style:justify-single-word="fals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3" style:family="paragraph" style:parent-style-name="Standard">
      <style:paragraph-properties style:line-height-at-least="0.423cm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4" style:family="paragraph" style:parent-style-name="Standard">
      <style:paragraph-properties style:line-height-at-least="0.423cm" fo:text-align="justify" style:justify-single-word="false"/>
      <style:text-properties fo:font-size="12pt" officeooo:paragraph-rsid="001119bc" style:font-size-asian="12pt" style:font-name-complex="Calibri" style:font-size-complex="12pt"/>
    </style:style>
    <style:style style:name="P5" style:family="paragraph" style:parent-style-name="Standard">
      <style:paragraph-properties style:line-height-at-least="0.423cm" fo:text-align="justify" style:justify-single-word="false"/>
      <style:text-properties officeooo:paragraph-rsid="001119bc"/>
    </style:style>
    <style:style style:name="P6" style:family="paragraph" style:parent-style-name="Standard">
      <style:paragraph-properties style:line-height-at-least="0.423cm" fo:text-align="center" style:justify-single-word="false" fo:break-before="pag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7" style:family="paragraph" style:parent-style-name="Standard">
      <style:paragraph-properties style:line-height-at-least="0.423cm" fo:text-align="center" style:justify-single-word="fals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8" style:family="paragraph" style:parent-style-name="Standard">
      <style:paragraph-properties style:line-height-at-least="0.423cm" fo:text-align="justify" style:justify-single-word="fals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9" style:family="paragraph" style:parent-style-name="List_20_Paragraph">
      <style:paragraph-properties style:line-height-at-least="0.423cm" fo:text-align="justify" style:justify-single-word="false"/>
      <style:text-properties fo:font-size="12pt" fo:font-weight="bold" officeooo:paragraph-rsid="001119bc" style:font-size-asian="12pt" style:font-weight-asian="bold" style:font-name-complex="Calibri" style:font-size-complex="12pt"/>
    </style:style>
    <style:style style:name="P10" style:family="paragraph" style:parent-style-name="List_20_Paragraph" style:list-style-name="WWNum9">
      <style:paragraph-properties fo:margin-left="0cm" fo:margin-right="0cm" style:line-height-at-least="0.423cm" fo:text-align="justify" style:justify-single-word="false" fo:text-indent="0cm" style:auto-text-indent="false"/>
      <style:text-properties officeooo:paragraph-rsid="001119bc"/>
    </style:style>
    <style:style style:name="T1" style:family="text">
      <style:text-properties fo:font-size="12pt" fo:font-weight="bold" style:font-size-asian="12pt" style:font-weight-asian="bold" style:font-name-complex="Calibri" style:font-size-complex="12pt"/>
    </style:style>
    <style:style style:name="T2" style:family="text">
      <style:text-properties fo:font-size="12pt" fo:font-weight="bold" officeooo:rsid="000a6249" style:font-size-asian="12pt" style:font-weight-asian="bold" style:font-name-complex="Calibri" style:font-size-complex="12pt"/>
    </style:style>
    <style:style style:name="T3" style:family="text">
      <style:text-properties fo:font-size="12pt" fo:font-weight="bold" officeooo:rsid="00118326" style:font-size-asian="12pt" style:font-weight-asian="bold" style:font-name-complex="Calibri" style:font-size-complex="12pt"/>
    </style:style>
    <style:style style:name="T4" style:family="text">
      <style:text-properties officeooo:rsid="00118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AMEDIC IPS</text:p>
      <text:p text:style-name="P1">Nit: 900.405.505-1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EBE A: DIANA ROCIO MUNEVAR AVILA</text:p>
      <text:p text:style-name="P1">CC: 23691547</text:p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LA SUMA DE:</text:p>
      <text:p text:style-name="P1">($3,<text:span text:style-name="T4">500,000</text:span>)</text:p>
      <text:p text:style-name="P1">TRES MILLONE<text:span text:style-name="T4">S QUINIENTOS </text:span>MIL PESOS MCTE</text:p>
      <text:p text:style-name="P3"/>
      <text:p text:style-name="P1"/>
      <text:p text:style-name="P1"/>
      <text:p text:style-name="P1"/>
      <text:p text:style-name="P1"/>
      <text:p text:style-name="P1"/>
      <text:p text:style-name="P5"><text:span text:style-name="T1">Por concepto de: Prestación de servicios como médico general durante el mes </text:span><text:span text:style-name="T3">de OCTUBRE</text:span><text:span text:style-name="T1"> de 2020</text:span></text:p>
      <text:p text:style-name="P2"><text:span text:style-name="T4">SIN </text:span>Novedades: </text:p>
      <text:list xml:id="list1101911813" text:style-name="WWNum9">
        <text:list-header>
          <text:p text:style-name="P10"><text:span text:style-name="T1"/></text:p>
        </text:list-header>
      </text:list>
      <text:p text:style-name="P9"/>
      <text:p text:style-name="P9"/>
      <text:p text:style-name="P5"><text:span text:style-name="T1">En Villavicencio a los </text:span><text:span text:style-name="T3">7</text:span><text:span text:style-name="T1"> días del mes de </text:span><text:span text:style-name="T3">NOVIEMBRE</text:span><text:span text:style-name="T2"> </text:span><text:span text:style-name="T1">de 2020</text:span></text:p>
      <text:p text:style-name="P2"/>
      <text:p text:style-name="P2"/>
      <text:p text:style-name="P2"/>
      <text:p text:style-name="P2"/>
      <text:p text:style-name="P2"/>
      <text:p text:style-name="P2"/>
      <text:p text:style-name="P2">Firma <text:s/>----------------------------------------------</text:p>
      <text:p text:style-name="P2">CC: ----------------------------------------</text:p>
      <text:p text:style-name="P2">Teléfono: 3114737067</text:p>
      <text:p text:style-name="P2">Correo: rocio0518@gmail.com </text:p>
      <text:p text:style-name="P4"/>
      <text:p text:style-name="P3"/>
      <text:p text:style-name="P3"/>
      <text:p text:style-name="P3"><text:soft-page-break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09:20:20.453000000</meta:creation-date>
    <dc:date>2020-11-07T10:30:40.944000000</dc:date>
    <meta:editing-duration>PT3M37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14" meta:word-count="60" meta:character-count="448" meta:non-whitespace-character-count="399"/>
  </office:meta>
</office:document-meta>
</file>